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21409a" fo:font-size="16pt" officeooo:rsid="0017e139" officeooo:paragraph-rsid="0017e139" style:font-size-asian="14pt" style:font-size-complex="16pt"/>
    </style:style>
    <style:style style:name="P2" style:family="paragraph" style:parent-style-name="Standard">
      <style:text-properties fo:color="#5c2d91" fo:font-size="16pt" officeooo:rsid="0017e139" officeooo:paragraph-rsid="0017e139" style:font-size-asian="14pt" style:font-size-complex="16pt"/>
    </style:style>
    <style:style style:name="P3" style:family="paragraph" style:parent-style-name="Standard">
      <style:paragraph-properties fo:text-align="center" style:justify-single-word="false"/>
      <style:text-properties fo:color="#ef413d" fo:font-size="16pt" officeooo:rsid="0017e139" officeooo:paragraph-rsid="0017e139" style:font-size-asian="14pt" style:font-size-complex="16pt"/>
    </style:style>
    <style:style style:name="P4" style:family="paragraph" style:parent-style-name="Standard">
      <style:text-properties fo:color="#21409a" fo:font-size="16pt" officeooo:rsid="001c891a" officeooo:paragraph-rsid="001c891a" style:font-size-asian="14pt" style:font-size-complex="16pt"/>
    </style:style>
    <style:style style:name="P5" style:family="paragraph" style:parent-style-name="Standard">
      <style:text-properties fo:color="#21409a" fo:font-size="16pt" officeooo:rsid="001d1e7c" officeooo:paragraph-rsid="001d1e7c" style:font-size-asian="14pt" style:font-size-complex="16pt"/>
    </style:style>
    <style:style style:name="P6" style:family="paragraph" style:parent-style-name="Standard">
      <style:text-properties fo:color="#21409a" fo:font-size="16pt" officeooo:rsid="001e1767" officeooo:paragraph-rsid="001e1767" style:font-size-asian="14pt" style:font-size-complex="16pt"/>
    </style:style>
    <style:style style:name="P7" style:family="paragraph" style:parent-style-name="Standard">
      <style:text-properties fo:color="#21409a" fo:font-size="16pt" officeooo:rsid="001ea33a" officeooo:paragraph-rsid="001ea33a" style:font-size-asian="14pt" style:font-size-complex="16pt"/>
    </style:style>
    <style:style style:name="P8" style:family="paragraph" style:parent-style-name="Standard">
      <style:text-properties fo:color="#21409a" fo:font-size="16pt" officeooo:rsid="001fb488" officeooo:paragraph-rsid="001fb488" style:font-size-asian="14pt" style:font-size-complex="16pt"/>
    </style:style>
    <style:style style:name="P9" style:family="paragraph" style:parent-style-name="Standard">
      <style:text-properties fo:color="#21409a" fo:font-size="16pt" officeooo:rsid="00209978" officeooo:paragraph-rsid="00209978" style:font-size-asian="14pt" style:font-size-complex="16pt"/>
    </style:style>
    <style:style style:name="P10" style:family="paragraph" style:parent-style-name="Standard">
      <style:text-properties fo:color="#21409a" fo:font-size="16pt" officeooo:rsid="002100c5" officeooo:paragraph-rsid="002100c5" style:font-size-asian="14pt" style:font-size-complex="16pt"/>
    </style:style>
    <style:style style:name="P11" style:family="paragraph" style:parent-style-name="Standard">
      <style:text-properties fo:color="#21409a" fo:font-size="16pt" officeooo:rsid="0021521e" officeooo:paragraph-rsid="0021521e" style:font-size-asian="14pt" style:font-size-complex="16pt"/>
    </style:style>
    <style:style style:name="P12" style:family="paragraph" style:parent-style-name="Standard">
      <style:text-properties fo:color="#21409a" fo:font-size="16pt" officeooo:rsid="0021521e" officeooo:paragraph-rsid="0022a114" style:font-size-asian="14pt" style:font-size-complex="16pt"/>
    </style:style>
    <style:style style:name="P13" style:family="paragraph" style:parent-style-name="Standard">
      <style:text-properties fo:color="#21409a" fo:font-size="16pt" officeooo:rsid="0022a114" officeooo:paragraph-rsid="0022a114" style:font-size-asian="14pt" style:font-size-complex="16pt"/>
    </style:style>
    <style:style style:name="P14" style:family="paragraph" style:parent-style-name="Standard">
      <style:text-properties fo:color="#21409a" fo:font-size="16pt" officeooo:rsid="0022a114" officeooo:paragraph-rsid="0023e63a" style:font-size-asian="14pt" style:font-size-complex="16pt"/>
    </style:style>
    <style:style style:name="P15" style:family="paragraph" style:parent-style-name="Standard">
      <style:text-properties fo:color="#21409a" fo:font-size="16pt" officeooo:rsid="0023e63a" officeooo:paragraph-rsid="0023e63a" style:font-size-asian="14pt" style:font-size-complex="16pt"/>
    </style:style>
    <style:style style:name="P16" style:family="paragraph" style:parent-style-name="Standard">
      <style:text-properties fo:color="#21409a" fo:font-size="16pt" officeooo:rsid="00256fa2" officeooo:paragraph-rsid="00256fa2" style:font-size-asian="14pt" style:font-size-complex="16pt"/>
    </style:style>
    <style:style style:name="P17" style:family="paragraph" style:parent-style-name="Standard">
      <style:text-properties fo:color="#21409a" fo:font-size="16pt" officeooo:rsid="00274f50" officeooo:paragraph-rsid="00274f50" style:font-size-asian="14pt" style:font-size-complex="16pt"/>
    </style:style>
    <style:style style:name="P18" style:family="paragraph" style:parent-style-name="Standard">
      <style:text-properties fo:color="#21409a" fo:font-size="16pt" officeooo:rsid="00285bf8" officeooo:paragraph-rsid="00285bf8" style:font-size-asian="14pt" style:font-size-complex="16pt"/>
    </style:style>
    <style:style style:name="P19" style:family="paragraph" style:parent-style-name="Standard">
      <style:text-properties fo:color="#5c2d91" fo:font-size="16pt" officeooo:rsid="0017e139" officeooo:paragraph-rsid="001e1767" style:font-size-asian="14pt" style:font-size-complex="16pt"/>
    </style:style>
    <style:style style:name="P20" style:family="paragraph" style:parent-style-name="Standard">
      <style:text-properties fo:color="#f58220" fo:font-size="16pt" officeooo:rsid="001e1767" officeooo:paragraph-rsid="001e1767" style:font-size-asian="14pt" style:font-size-complex="16pt"/>
    </style:style>
    <style:style style:name="P21" style:family="paragraph" style:parent-style-name="Standard">
      <style:text-properties fo:color="#f58220" fo:font-size="16pt" officeooo:rsid="002100c5" officeooo:paragraph-rsid="002100c5" style:font-size-asian="14pt" style:font-size-complex="16pt"/>
    </style:style>
    <style:style style:name="P22" style:family="paragraph" style:parent-style-name="Standard">
      <style:text-properties fo:color="#f58220" fo:font-size="16pt" officeooo:rsid="002100c5" officeooo:paragraph-rsid="0023e63a" style:font-size-asian="14pt" style:font-size-complex="16pt"/>
    </style:style>
    <style:style style:name="P23" style:family="paragraph" style:parent-style-name="Standard">
      <style:text-properties fo:color="#00b274" fo:font-size="16pt" officeooo:rsid="002100c5" officeooo:paragraph-rsid="002100c5" style:font-size-asian="14pt" style:font-size-complex="16pt"/>
    </style:style>
    <style:style style:name="T1" style:family="text">
      <style:text-properties officeooo:rsid="0019c8be"/>
    </style:style>
    <style:style style:name="T2" style:family="text">
      <style:text-properties officeooo:rsid="001a0201"/>
    </style:style>
    <style:style style:name="T3" style:family="text">
      <style:text-properties fo:color="#009353"/>
    </style:style>
    <style:style style:name="T4" style:family="text">
      <style:text-properties officeooo:rsid="001e1767"/>
    </style:style>
    <style:style style:name="T5" style:family="text">
      <style:text-properties officeooo:rsid="00209978"/>
    </style:style>
    <style:style style:name="T6" style:family="text">
      <style:text-properties officeooo:rsid="0022a114"/>
    </style:style>
    <style:style style:name="T7" style:family="text">
      <style:text-properties officeooo:rsid="0023e63a"/>
    </style:style>
    <style:style style:name="T8" style:family="text">
      <style:text-properties officeooo:rsid="0025cb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t de gestion de stocks de produits cosmétiques</text:p>
      <text:p text:style-name="P2">Introduction</text:p>
      <text:p text:style-name="P1">Bonjour à tout le monde,</text:p>
      <text:p text:style-name="P1">Je me présente, je suis Abdelhamid Belkhiria un étudiant à l’EPI (École Pluridisciplinaire Internationale) en 3ème année au cycle ingénieur.</text:p>
      <text:p text:style-name="P1">Un grand merci à notre <text:span text:style-name="T2">professeur</text:span> du français Mr Sami Hochlef pour nous donner cette <text:span text:style-name="T2">occasion</text:span> afin d’améliorer nos présentations pour les PPE (Projet <text:span text:style-name="T2">Professionnel</text:span> à l’étudiant).</text:p>
      <text:p text:style-name="P2">Présentation PPE</text:p>
      <text:p text:style-name="P1">On part de notre représentation du métier avec nos idées reçues, puis nos recherches documentaires nous font découvrir <text:span text:style-name="T2">d’autres</text:span> aspects, <text:span text:style-name="T1">confirmés ensuite par les professionnels qu’on interviewe.</text:span></text:p>
      <text:p text:style-name="P4">L’objectif de cette matière est de rendre l’étudiant acteur de son orientation.</text:p>
      <text:p text:style-name="P4">Très souvent, il se contente de ce qu’il trouve sur Internet. En cela, l’interview des professionnels est un exercice concret, qui pousse les étudiants à sortir de leur coquillés.</text:p>
      <text:p text:style-name="P4">On considère ce biais de rencontres que l’on n’avait pas osé organiser nos même les étudiants. Il faut s’y prendre tôt pour les demandes d’entretiens et ne pas harceler les personnes pour les obtenir.</text:p>
      <text:p text:style-name="P5">Le professeur demande à l’étudiant son centre d’intérêt professionnel et certains se censurent si celui-ci semble éloigné de leurs études ou si c’est un rêve considéré comme impossible à réaliser.</text:p>
      <text:p text:style-name="P5">Il ne faut pas se fixer des limites au moment du choix du projet tant que le centre d’intérêt reste professionnel et pas un hobby.</text:p>
      <text:p text:style-name="P5">Le plus important c’est de s’approprier ce projet, se projeter vraiment et ne pas se focaliser sur les points de validation de l’UE.</text:p>
      <text:p text:style-name="P5">Le temps consacré rapporte peu d’ECTS comparé aux autres matières, mais c’est un investissement à long terme.</text:p>
      <text:p text:style-name="P5">Il faut se mettre dans une dynamique de recherche, rester ouvert d’esprit, ne pas s’empêcher de changer d’idée de métier. </text:p>
      <text:p text:style-name="P5"><text:span text:style-name="T3">ECTS : </text:span><text:s/>European Credits Transfer System</text:p>
      <text:p text:style-name="P5"><text:span text:style-name="T3">UE : </text:span>Unité d’enseignement</text:p>
      <text:p text:style-name="P19">Présentation <text:span text:style-name="T4">du projet</text:span></text:p>
      <text:p text:style-name="P20">Introduction Gestion de stock</text:p>
      <text:p text:style-name="P6">Les entreprises disposent souvent de stocks importants, d’où la nécessité d’une gestion rationnelle de ces derniers.</text:p>
      <text:p text:style-name="P6">De nombreux services s’occupent de cette gestion grâce à une codification appropriée des matériels et des articles divers qu’ils ont à stocker.</text:p>
      <text:p text:style-name="P6"><text:soft-page-break/>Une telle action permet ainsi de lutter contre les doubles emplois et les gaspillages. Les même préoccupations se retrouvent des les secteurs privés.</text:p>
      <text:p text:style-name="P6">Les stocks peuvent être définies comme l’ensemble des articles rassemblées à l’intérieur de l’entreprise composées de matières premières, de fournitures, de produits semi-fini et emballages commerciaux.</text:p>
      <text:p text:style-name="P6">Ils sont indispensables à l’entreprise pour éviter les ruptures qui engendrent l’arrêt de la production et parfois la perte de certains clients.</text:p>
      <text:p text:style-name="P6">La gestion de stock consistera donc à organiser au mieux un sous ensemble de l’entreprise composé de trois éléments : les flux d’entrées, les articles en attente et les flux de sortie.</text:p>
      <text:p text:style-name="P7">Le magasin ou le dépôt est le lieu où sont reçues, stockées et distribuées tous les articles entrant dans l’entreprise.</text:p>
      <text:p text:style-name="P7">L’implantation dépend du matériel entreposé dans le magasin. </text:p>
      <text:p text:style-name="P7">Par exemple :</text:p>
      <text:p text:style-name="P7">Le matériel de petite dimension peut être rangé le plus près possible du bureau du magasin pour pouvoir le surveiller facilement.</text:p>
      <text:p text:style-name="P7">Les articles de sortie fréquentes seront placés près du point d’enlèvement le plus accessible.</text:p>
      <text:p text:style-name="P7">Le matériel de grande dimension doit être stocké près de l’embranchement ferroviaire quand il existe, pour un déchargement rapide.</text:p>
      <text:p text:style-name="P8">Le magasin de stockage doit être composé de zones qui sont des espaces pour l’entreposage du matériel de grande dimension et des caissiers en bois ou en métalliques <text:span text:style-name="T5">qui servent à ranger les articles de faible dimension.</text:span></text:p>
      <text:p text:style-name="P9">Le classement est un dispositif qui permet de repérer ces zones et ces caissiers.</text:p>
      <text:p text:style-name="P9"/>
      <text:p text:style-name="P21">Présentation de l’application</text:p>
      <text:p text:style-name="P23">Les tâches de notre application desktop : Notions à utiliser</text:p>
      <text:p text:style-name="P10">Parmi les tâches que l’on tient faire à l’application classer les articles selon le degré de leur utilité, attribuer à chaque article un symbole qui peut être numérique ou alphanumérique.</text:p>
      <text:p text:style-name="P11">Un article peut avoir un code interne ou un code à barres telle que EAN13.</text:p>
      <text:p text:style-name="P11">Elle sert aussi au contrôle des entrées et des sorties.</text:p>
      <text:p text:style-name="P11">Les entrées peuvent provenir soit des fournisseurs ou autres services de l’entreprise. Elles doivent être contrôlées quantitativement et qualitativement par le magasinier.</text:p>
      <text:p text:style-name="P11">Pour les entrées provenant des fournisseurs, on établit un bon de réception.</text:p>
      <text:p text:style-name="P11"><text:soft-page-break/>Pour les entrées provenant d’autres services (atelier) on établit un bon d’entrée selon le même principe que le bon de réception, mais dont l’usage est interne.</text:p>
      <text:p text:style-name="P11">Pour respecter le principe de contrôle mutuel, ce bon doit être doublement signé par le magasinier et le service livreur.</text:p>
      <text:p text:style-name="P12">Les sorties sont destinées soit aux services internes de l’entreprise soit à l’extérieur (vers les clients).</text:p>
      <text:p text:style-name="P12"><text:span text:style-name="T6">Le contrôle est effectué grâce au bon de sortie doublement signé par le magasinier et le service receveur.</text:span></text:p>
      <text:p text:style-name="P12"><text:span text:style-name="T6">Les sorties vers les clients sont contrôlées par des bons de livraison.</text:span></text:p>
      <text:p text:style-name="P12"><text:span text:style-name="T6">Il y’aura le contrôle </text:span><text:s/><text:span text:style-name="T6">de retour pour les articles déjà sorties et enregistrées qui peut avoir lieu. C’est le cas d’annulation de commande ou d’autre de fabrication. Le contrôle de retours est généralement effectué à travers un document appelé bon de retour.</text:span></text:p>
      <text:p text:style-name="P13">Les fichiers de stocks sont théoriquement en mesure d’informer à tout moment le gestionnaire de stock sur les quantités stockées. Mais parfois les stocks réels ne concordent pas avec les stocks indiquées par les fichiers. Ce qui cause des ruptures de stocks ou le surstockage.</text:p>
      <text:p text:style-name="P13">Pour éviter ces erreurs, le contrôle des existants a eu lieu à travers le dénombrement effectif des articles stockés ou l’inventaire.</text:p>
      <text:p text:style-name="P13">Celui-ci est imposé par la loi. Il a eu soit globalement en fin d’année, soit par catégorie par catégorie tout au lent de l’année. Dans ce derniers cas, l’inventaire est dit tournant.</text:p>
      <text:p text:style-name="P14">La nomenclature des articles <text:span text:style-name="T7">est une fiche qui comprend pour chaque article le numéro de code et une désignation simple, précise et complète.</text:span></text:p>
      <text:p text:style-name="P14"><text:span text:style-name="T7">Ellle fournit un langage commun (le code) à tout ceux qui, dans l’entreprise, ont à connaître les stocks (le responsable du service achat, le magasinier, le responsable de la production …), elle facilite ainsi la communication entre les membres de l’entreprise et permet d’éviter les erreurs.</text:span></text:p>
      <text:p text:style-name="P14"><text:span text:style-name="T7">Les fiches de stocks ce sont les fiches qui portent les renseignements nécessaires à l’entreprise concernant chacun des articles stockées. Ces renseignements sont le numéro du code de l’article, sa désignation, son unité de comptage, les commandes en cours, le niveau du stock disponible en magasin et les indices permettant les articles à approvisionnement nommé, </text:span><text:s/><text:span text:style-name="T7">à épuiser ou à éliminer.<text:line-break/>Ces fiches sont généralement classées selon un critère déterminé, choisi par le responsable des stocks.</text:span></text:p>
      <text:p text:style-name="P15"><text:soft-page-break/>Les fiches d’approvisionnement sont tenues par le gestionnaire du stock, renferment les éléments fixes concernant les stocks, telle que le numéro de l’article, et sa désignation, des éléments révisables comme le délai d’approvisionnement ou la consommation moyenne mensuelle de l’article et des éléments variables comme la quantité disponible du magasin, la quantité en commande, la quantité à commander, etc …</text:p>
      <text:p text:style-name="P15">Dans le cas où le gestionnaire du stock a son bureau dans le magasin, il peut reporter tous les renseignements relatifs aux stocks sur les fiches de stocks et ne pas constituer des fiches d’approvisionnement.</text:p>
      <text:p text:style-name="P22">Présentation de l’application</text:p>
      <text:p text:style-name="P16">L’application comporte 3 parties :</text:p>
      <text:p text:style-name="P16">- Une application mobile et un site web pour que les clients peuvent consulter le catalogue du société, passer des commandes. Chaque client a le droit d’une remise pour l’achat de grandes quantités. On pourra prendre contact avec lui pour le planning du paiement et de la livraison.</text:p>
      <text:p text:style-name="P16">Des notifications push peuvent arriver à votre mobile pour vous tenir informés des promotions et des remises.</text:p>
      <text:p text:style-name="P16">Un client peut s’inscrire à la newsletter ou se désinscrire à tout moment <text:span text:style-name="T8">ou parrainer des amis pour s’inscrire et passer des commandes.</text:span></text:p>
      <text:p text:style-name="P17">Le site peut avoir une version web et mobile.</text:p>
      <text:p text:style-name="P17">L’application mobile pourra nous servir à scanner les codes à barre des articles à but de les insérer à l’application desktop.</text:p>
      <text:p text:style-name="P17">Elle peut interagir avec le logiciel de gestion de stock sur Smartphone (Sage).</text:p>
      <text:p text:style-name="P18">Comme elle peut interagir avec l’application desktop qui transfère les données à Sage.</text:p>
      <text:p text:style-name="P18">Sage est une solution pour gérer votre activité (comptabilité, gestion commerciale, gestion financière, paie et ressource humaine), et de mettre en conformité les logiciels de gestion, comptabilité ou de système de caisse avec cette solution.</text:p>
      <text:p text:style-name="P18">L’application desktop va nous servir pour interagir avec un PDA qui adopte la technologie Windows CE comme alternative de l’application mobile.</text:p>
      <text:p text:style-name="P18">Les scanners de codes à barres PDA, ou ordinateurs de poches, sont construits avec un système d’exploitation et un scanner codes à barre intégré au laser ou un imageur. Construits avec une conception robuste et une capacité sans fil ou par lots, ils sont idéaux pour les travailleurs qui ont besoin d’exécuter une solution logicielle sur leur appareil mobile.</text:p>
      <text:p text:style-name="P18"><text:soft-page-break/>L’application web peut traiter la date limite de consommation qui indique une limite impérative. Elle s’applique à des denrées micro-biologiquement très périssables, qui, de ce fait sont susceptibles d’après une courte période de présenter un danger immédiat pour la santé humaine.</text:p>
      <text:p text:style-name="P18">La réglementation en matière de contrôle sanitaire permet aux professionnels de fixer une durée de conservation.</text:p>
      <text:p text:style-name="P18">Il est important de respecter cette date et de ne pas consommer un produit périmé, surtout la température d’entreposage ou de conservation, mentionnée sur l’emballage. Il ne faut jamais congeler un produit dont la date limite de consommation est proche.</text:p>
      <text:p text:style-name="P18">La date de durabilité minimale (DDM) n’a pas le caractère impératif de la DLC. Une fois la date passé, la durée peut avoir perdu tout ou une partie de ses qualités spécifiques, sans pour autant constituer un danger pour celui qui le consommerait.</text:p>
      <text:p text:style-name="P18">Le logiciel peut traiter la date limite d’utilisation optimale DLUO.<text:line-break/>La différence principale que la date limite d’utilisation optimale ne présente aucun danger pour la santé humaine contrairement au DLC.<text:line-break/>Elle peut pour prévenir le consommateur c’est-à-dire le produit peut avoir perdu tout ou une partie de ses qualités.<text:line-break/>Sur les emballages, la DLUO est présentée : à consommer de préférence avant le, suivie du jour et année.<text:line-break/>Synonyme DLUO : Date de durabilité minim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6T06:40:48.502705241</meta:creation-date>
    <dc:date>2018-02-17T14:48:19.284220363</dc:date>
    <meta:editing-duration>PT1H8M46S</meta:editing-duration>
    <meta:editing-cycles>15</meta:editing-cycles>
    <meta:generator>LibreOffice/5.4.2.2$Linux_X86_64 LibreOffice_project/40m0$Build-2</meta:generator>
    <meta:document-statistic meta:table-count="0" meta:image-count="0" meta:object-count="0" meta:page-count="5" meta:paragraph-count="71" meta:word-count="1629" meta:character-count="10308" meta:non-whitespace-character-count="8745"/>
  </office:meta>
</office:document-meta>
</file>